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cdf2" officeooo:paragraph-rsid="0002cdf2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Standard">
      <style:text-properties style:font-name="Roboto Light" officeooo:rsid="000337f7" officeooo:paragraph-rsid="000337f7" style:font-name-asian="Roboto Light1" style:font-name-complex="Roboto Light1"/>
    </style:style>
    <style:style style:name="P5" style:family="paragraph" style:parent-style-name="Standard">
      <style:text-properties style:font-name="Roboto Light" officeooo:rsid="0004f16d" officeooo:paragraph-rsid="0004f16d" style:font-name-asian="Roboto Light1" style:font-name-complex="Roboto Light1"/>
    </style:style>
    <style:style style:name="P6" style:family="paragraph" style:parent-style-name="Standard">
      <style:text-properties style:font-name="Roboto Light" fo:font-weight="bold" officeooo:rsid="0004f16d" officeooo:paragraph-rsid="0004f16d" style:font-name-asian="Roboto Light1" style:font-weight-asian="bold" style:font-name-complex="Roboto Light1" style:font-weight-complex="bold"/>
    </style:style>
    <style:style style:name="P7" style:family="paragraph" style:parent-style-name="Standard">
      <style:text-properties style:font-name="Roboto" fo:font-size="12pt" officeooo:rsid="0002cdf2" officeooo:paragraph-rsid="0002cdf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02cdf2" officeooo:paragraph-rsid="000337f7" style:font-name-asian="Roboto1" style:font-size-asian="12pt" style:font-name-complex="Roboto1" style:font-size-complex="12pt"/>
    </style:style>
    <style:style style:name="T1" style:family="text">
      <style:text-properties officeooo:rsid="0002cdf2"/>
    </style:style>
    <style:style style:name="T2" style:family="text">
      <style:text-properties style:text-position="super 58%" officeooo:rsid="0002cdf2"/>
    </style:style>
    <style:style style:name="T3" style:family="text">
      <style:text-properties style:text-position="0% 100%"/>
    </style:style>
    <style:style style:name="T4" style:family="text">
      <style:text-properties officeooo:rsid="000337f7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 4</text:span> | <text:span text:style-name="T1">3</text:span><text:span text:style-name="T2">rd</text:span><text:span text:style-name="T1"> </text:span>Quarter</text:p>
      <text:p text:style-name="P7">WW1: Choosing an Outdoor Recreational Activity</text:p>
      <text:p text:style-name="P2">January 19 2022</text:p>
      <text:p text:style-name="P3"/>
      <text:p text:style-name="P4">Given a chance after this pandemic, what outdoor would you like to try? Why? Who do you like to be with? Research, surf the internet, read blogs. Copy and paste a picture then post it below and write something about it.</text:p>
      <text:p text:style-name="P4"/>
      <text:p text:style-name="P4">[Insert Picture]</text:p>
      <text:p text:style-name="P4"/>
      <text:p text:style-name="P5">What? Why? Where? With whom? What benefits can I get from it? Write your description here:</text:p>
      <text:p text:style-name="P6">[Insert Answer]</text:p>
      <text:p text:style-name="P4"/>
      <text:p text:style-name="P8">WW<text:span text:style-name="T4">2</text:span>: <text:span text:style-name="T4">Left a Trace</text:span></text:p>
      <text:p text:style-name="P4"/>
      <text:p text:style-name="P4">From your observation, whether first hand or from other sources (news, documentary shows, narrated by friends, etc.), which among the <text:span text:style-name="T5">LEAVE NO TRACE 7 PRINCIPLES</text:span> is usually <text:span text:style-name="T5">NOT</text:span> being observed in the Philippines? Explain your answer. You may copy and paste a news article or a personal picture to back up your explanation.</text:p>
      <text:p text:style-name="P4"/>
      <text:p text:style-name="P4">[Insert Picture if any]</text:p>
      <text:p text:style-name="P4"/>
      <text:p text:style-name="P5">[Insert Answer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title>BAG3 Template</dc:title>
    <meta:creation-date>2022-01-19T05:53:41.329211502</meta:creation-date>
    <meta:editing-duration>PT2M23S</meta:editing-duration>
    <meta:editing-cycles>2</meta:editing-cycles>
    <dc:date>2022-01-19T06:34:19.288117601</dc:date>
    <meta:document-statistic meta:table-count="0" meta:image-count="0" meta:object-count="0" meta:page-count="1" meta:paragraph-count="11" meta:word-count="140" meta:character-count="804" meta:non-whitespace-character-count="675"/>
    <meta:template xlink:type="simple" xlink:actuate="onRequest" xlink:title="BAG3 Template" xlink:href="../../../../../../../../.config/libreoffice/4/user/template/BAG3%20Template.ott" meta:date="2022-01-19T05:53:30.253196875"/>
  </office:meta>
</office:document-meta>
</file>